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 Slab" svg:font-family="'Roboto Slab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Preformatted_20_Text">
      <style:text-properties fo:font-size="13pt" style:font-size-asian="13pt" style:font-size-complex="13pt"/>
    </style:style>
    <style:style style:name="P3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Preformatted_20_Text">
      <style:text-properties fo:font-size="13pt" style:font-size-asian="13pt" style:font-size-complex="13pt"/>
    </style:style>
    <style:style style:name="P5" style:family="paragraph" style:parent-style-name="Preformatted_20_Text">
      <style:text-properties fo:font-size="13pt" officeooo:paragraph-rsid="00157ab6" style:font-size-asian="13pt" style:font-size-complex="13pt"/>
    </style:style>
    <style:style style:name="P6" style:family="paragraph" style:parent-style-name="Preformatted_20_Text">
      <style:text-properties fo:font-size="13pt" officeooo:paragraph-rsid="0018a928" style:font-size-asian="13pt" style:font-size-complex="13pt"/>
    </style:style>
    <style:style style:name="P7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Preformatted_20_Text">
      <style:text-properties fo:font-size="13pt" fo:font-weight="bold" officeooo:rsid="0018a928" officeooo:paragraph-rsid="0018a928" style:font-size-asian="13pt" style:font-weight-asian="bold" style:font-size-complex="13pt" style:font-weight-complex="bold"/>
    </style:style>
    <style:style style:name="P9" style:family="paragraph" style:parent-style-name="Preformatted_20_Text" style:list-style-name="L2">
      <style:text-properties officeooo:rsid="00157ab6" officeooo:paragraph-rsid="00157ab6"/>
    </style:style>
    <style:style style:name="P10" style:family="paragraph" style:parent-style-name="Preformatted_20_Text">
      <style:text-properties officeooo:paragraph-rsid="0015bef1"/>
    </style:style>
    <style:style style:name="P11" style:family="paragraph" style:parent-style-name="Preformatted_20_Text" style:list-style-name="L13">
      <style:text-properties officeooo:paragraph-rsid="0015bef1"/>
    </style:style>
    <style:style style:name="P12" style:family="paragraph" style:parent-style-name="Preformatted_20_Text" style:list-style-name="L14">
      <style:text-properties fo:font-weight="normal" officeooo:rsid="0015f1c4" officeooo:paragraph-rsid="0015f1c4" style:font-weight-asian="normal" style:font-weight-complex="normal"/>
    </style:style>
    <style:style style:name="P13" style:family="paragraph" style:parent-style-name="Preformatted_20_Text">
      <style:text-properties fo:font-weight="bold" officeooo:rsid="0018a928" officeooo:paragraph-rsid="0018a928" style:font-weight-asian="bold" style:font-weight-complex="bold"/>
    </style:style>
    <style:style style:name="P14" style:family="paragraph" style:parent-style-name="Preformatted_20_Text">
      <style:text-properties officeooo:paragraph-rsid="0018a928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officeooo:rsid="0015bef1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15f1c4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1858a2" style:font-size-asian="13pt" style:font-weight-asian="bold" style:font-size-complex="13pt" style:font-weight-complex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15f1c4" style:font-size-asian="13pt" style:font-weight-asian="normal" style:font-size-complex="13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11b72" style:font-weight-asian="bold" style:font-weight-complex="bold"/>
    </style:style>
    <style:style style:name="T9" style:family="text">
      <style:text-properties fo:font-weight="bold" officeooo:rsid="00157ab6" style:font-weight-asian="bold" style:font-weight-complex="bold"/>
    </style:style>
    <style:style style:name="T10" style:family="text">
      <style:text-properties fo:font-weight="bold" officeooo:rsid="0015bef1" style:font-weight-asian="bold" style:font-weight-complex="bold"/>
    </style:style>
    <style:style style:name="T11" style:family="text">
      <style:text-properties officeooo:rsid="001335f1"/>
    </style:style>
    <style:style style:name="T12" style:family="text">
      <style:text-properties officeooo:rsid="00157ab6"/>
    </style:style>
    <style:style style:name="T13" style:family="text">
      <style:text-properties fo:font-weight="normal" officeooo:rsid="00157ab6" style:font-weight-asian="normal" style:font-weight-complex="normal"/>
    </style:style>
    <style:style style:name="T14" style:family="text">
      <style:text-properties officeooo:rsid="0015bef1"/>
    </style:style>
    <style:style style:name="T15" style:family="text">
      <style:text-properties officeooo:rsid="0019cb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Security</text:p>
      <text:p text:style-name="Preformatted_20_Text"/>
      <text:p text:style-name="P2"/>
      <text:p text:style-name="P2"><text:s text:c="4"/>1) <text:span text:style-name="T7">Access to application</text:span> - Authentication and Authorization</text:p>
      <text:p text:style-name="P2"><text:s text:c="8"/>◦ Authentication Tests:</text:p>
      <text:p text:style-name="P2"><text:s text:c="12"/>1. Test for password quality rules(min length, capital letter, special characters etc) – <text:span text:style-name="T7">Tested</text:span></text:p>
      <text:p text:style-name="P2"><text:s text:c="12"/>2. Test for password recovery – <text:span text:style-name="T7">Tested</text:span></text:p>
      <text:p text:style-name="P2"><text:s text:c="12"/>3. Test for logout functionality – <text:span text:style-name="T7">Tested</text:span></text:p>
      <text:p text:style-name="P2"/>
      <text:p text:style-name="P2"><text:s text:c="4"/>• Authorization Tests:</text:p>
      <text:p text:style-name="P2"><text:s text:c="4"/>1. Test for path traversal - <text:span text:style-name="T7">Tested</text:span></text:p>
      <text:p text:style-name="P2"><text:s text:c="4"/>2. Test for missing authorization – <text:span text:style-name="T7">Not needed</text:span></text:p>
      <text:p text:style-name="P2"><text:s text:c="4"/>3. Test for horizontal access control problems – <text:span text:style-name="T7">Tested</text:span></text:p>
      <text:p text:style-name="P2"/>
      <text:p text:style-name="P2"/>
      <text:p text:style-name="P2"><text:s text:c="4"/>2) <text:span text:style-name="T7">Data Protection</text:span> - </text:p>
      <text:p text:style-name="P2"><text:s text:c="8"/>◦ A user can only view the data which he is supposed to view - <text:span text:style-name="T7">Already tested in the previous case</text:span></text:p>
      <text:p text:style-name="P2"/>
      <text:p text:style-name="P2"><text:s text:c="4"/>• Encrypt Data and store in the DB – <text:span text:style-name="T7">Tested</text:span></text:p>
      <text:p text:style-name="P2"><text:s text:c="4"/>• Encrypt Data to be passed between different forms – <text:span text:style-name="T7">Not Done</text:span></text:p>
      <text:p text:style-name="P2"><text:s text:c="4"/>• Data sent between client and server should not be displayed in the address bar in a readable format – <text:span text:style-name="T7">Use HTTPS – Not Done</text:span></text:p>
      <text:p text:style-name="P3"/>
      <text:p text:style-name="P2"/>
      <text:p text:style-name="P2"><text:s text:c="4"/>3) <text:span text:style-name="T7">Brute Force Attack</text:span> - </text:p>
      <text:p text:style-name="P2"><text:s text:c="8"/>◦ Limited number of login requests with invalid credentials should be allowed – <text:s/><text:span text:style-name="T8">Tested</text:span></text:p>
      <text:p text:style-name="P2"><text:s text:c="8"/>◦ Check out flask limiter to limit the number of calls to a particular route <text:span text:style-name="T11">(Preventing the DOS)</text:span> – <text:span text:style-name="T8">Tested</text:span></text:p>
      <text:p text:style-name="P2"><text:span text:style-name="T8"/></text:p>
      <text:p text:style-name="P5"><text:s text:c="4"/><text:span text:style-name="T12">4</text:span>)<text:span text:style-name="T7"> </text:span><text:span text:style-name="T9">SQL Injection</text:span> <text:span text:style-name="T9">and Cross Site Scripting(XSS)</text:span>- </text:p>
      <text:p text:style-name="P5"><text:s text:c="8"/>◦<text:span text:style-name="T13">SQL injection – </text:span><text:span text:style-name="T9">Tested</text:span></text:p>
      <text:p text:style-name="P5"><text:span text:style-name="T9"><text:tab/><text:tab/></text:span><text:span text:style-name="T13">If one uses the SQL Alchemy methods without inputting raw SQL queries into it then SQL injection is not possible as SQL alchmey implicitly handles it.</text:span></text:p>
      <text:list xml:id="list981095902" text:style-name="L2">
        <text:list-item>
          <text:p text:style-name="P9"><text:span text:style-name="T5">Cross Site Scripting (XSS) – </text:span><text:span text:style-name="T2">Not Done</text:span></text:p>
        </text:list-item>
      </text:list>
      <text:p text:style-name="P6"><text:span text:style-name="T8"><text:s text:c="3"/></text:span><text:s/></text:p>
      <text:p text:style-name="P6"><text:span text:style-name="T14"><text:s text:c="4"/>5</text:span>)<text:span text:style-name="T7"> </text:span><text:span text:style-name="T10">Session Management</text:span>- </text:p>
      <text:p text:style-name="P10"><text:span text:style-name="T1"><text:s text:c="8"/>◦</text:span><text:span text:style-name="T6">Not using sessions till now</text:span></text:p>
      <text:p text:style-name="P14"><text:span text:style-name="T6"><text:s text:c="4"/></text:span></text:p>
      <text:p text:style-name="P14"><text:span text:style-name="T6"><text:s text:c="4"/>6) </text:span><text:span text:style-name="T3">Error Handling -</text:span></text:p>
      <text:list xml:id="list4173634066" text:style-name="L14">
        <text:list-item>
          <text:p text:style-name="P12"><text:span text:style-name="T1">No stack traces are shown when 404 error code are triggered - </text:span><text:span text:style-name="T4">Tested</text:span></text:p>
        </text:list-item>
      </text:list>
      <text:list xml:id="list256228675" text:style-name="L13">
        <text:list-header>
          <text:p text:style-name="P11"><text:span text:style-name="T3"/></text:p>
        </text:list-header>
      </text:list>
      <text:p text:style-name="P13"><text:soft-page-break/></text:p>
      <text:p text:style-name="P13"/>
      <text:p text:style-name="P13"/>
      <text:p text:style-name="P8"/>
      <text:p text:style-name="P8">GO THROUGH THE FOLLOWING <text:span text:style-name="T15">LINK</text:span> FOR MORE INFO:</text:p>
      <text:p text:style-name="P2"/>
      <text:p text:style-name="Preformatted_20_Text"><text:a xlink:type="simple" xlink:href="https://www-softwaretestinghelp-com.cdn.ampproject.org/v/s/www.softwaretestinghelp.com/how-to-test-application-security-web-and-desktop-application-security-testing-techniques/amp/?usqp=mq331AQCKAE%3D&amp;amp_js_v=0.1#aoh=15697842455448&amp;referrer=https%3A%2F%2Fwww.google.com&amp;amp_tf=From%20%251%24s&amp;ampshare=https%3A%2F%2Fwww.softwaretestinghelp.com%2Fhow-to-test-application-security-web-and-desktop-application-security-testing-techniques%2F" text:style-name="Internet_20_link" text:visited-style-name="Visited_20_Internet_20_Link"><text:span text:style-name="T1">https://www-softwaretestinghelp-com.cdn.ampproject.org/v/s/www.softwaretestinghelp.com/how-to-test-application-security-web-and-desktop-application-security-testing-techniques/amp/?usqp=mq331AQCKAE%3D&amp;amp_js_v=0.1#aoh=15697842455448&amp;referrer=https%3A%2F%2Fwww.google.com&amp;amp_tf=From%20%251%24s&amp;ampshare=https%3A%2F%2Fwww.softwaretestinghelp.com%2Fhow-to-test-application-security-web-and-desktop-application-security-testing-techniques%2F</text:span></text:a></text:p>
      <text:p text:style-name="P2"/>
      <text:p text:style-name="P2"/>
      <text:p text:style-name="P8">FOR SQL INJECTION:</text:p>
      <text:p text:style-name="P13"><text:a xlink:type="simple" xlink:href="https://www.softwaretestinghelp.com/sql-injection-how-to-test-application-for-sql-injection-attacks/" text:style-name="Internet_20_link" text:visited-style-name="Visited_20_Internet_20_Link"><text:span text:style-name="T5">https://www.softwaretestinghelp.com/sql-injection-how-to-test-application-for-sql-injection-attacks/</text:span></text:a></text:p>
      <text:p text:style-name="P3"/>
      <text:p text:style-name="Preformatted_20_Text"><text:s text:c="14"/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 Slab" svg:font-family="'Roboto Slab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7T23:30:32.127459459</dc:date>
    <meta:editing-duration>PT49M38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251" meta:character-count="2150" meta:non-whitespace-character-count="1754"/>
  </office:meta>
</office:document-meta>
</file>